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c138" officeooo:paragraph-rsid="0002c138"/>
    </style:style>
    <style:style style:name="P2" style:family="paragraph" style:parent-style-name="Standard">
      <style:text-properties officeooo:rsid="000422d9" officeooo:paragraph-rsid="000422d9"/>
    </style:style>
    <style:style style:name="P3" style:family="paragraph" style:parent-style-name="Standard">
      <style:text-properties officeooo:rsid="000422d9" officeooo:paragraph-rsid="0009fadd"/>
    </style:style>
    <style:style style:name="P4" style:family="paragraph" style:parent-style-name="Standard">
      <style:text-properties officeooo:rsid="00043ef8" officeooo:paragraph-rsid="0009fadd"/>
    </style:style>
    <style:style style:name="P5" style:family="paragraph" style:parent-style-name="Standard">
      <style:text-properties officeooo:rsid="00077ab4" officeooo:paragraph-rsid="00077ab4"/>
    </style:style>
    <style:style style:name="P6" style:family="paragraph" style:parent-style-name="Standard">
      <style:text-properties officeooo:rsid="00077ab4" officeooo:paragraph-rsid="000833ac"/>
    </style:style>
    <style:style style:name="P7" style:family="paragraph" style:parent-style-name="Footnote">
      <style:paragraph-properties fo:margin-left="0cm" fo:margin-right="0cm" fo:text-align="start" style:justify-single-word="false" fo:orphans="2" fo:widows="2" fo:text-indent="-0.212cm" style:auto-text-indent="false"/>
    </style:style>
    <style:style style:name="T1" style:family="text">
      <style:text-properties fo:font-variant="normal" fo:text-transform="none" fo:color="#006621" style:font-name="arial" fo:font-size="10.5pt" fo:letter-spacing="normal" fo:font-style="normal" fo:font-weight="normal"/>
    </style:style>
    <style:style style:name="T2" style:family="text">
      <style:text-properties fo:font-variant="normal" fo:text-transform="none" fo:color="#666666" style:font-name="Open Sans" fo:font-size="9.75pt" fo:letter-spacing="normal" fo:font-style="normal" fo:font-weight="normal"/>
    </style:style>
    <style:style style:name="T3" style:family="text">
      <style:text-properties officeooo:rsid="0005f42b"/>
    </style:style>
    <style:style style:name="T4" style:family="text">
      <style:text-properties fo:color="#666666" style:font-name="Open Sans" fo:font-size="9.75pt" fo:letter-spacing="normal" fo:font-style="italic" fo:font-weight="normal"/>
    </style:style>
    <style:style style:name="T5" style:family="text">
      <style:text-properties officeooo:rsid="000833ac"/>
    </style:style>
    <style:style style:name="T6" style:family="text">
      <style:text-properties officeooo:rsid="00099541"/>
    </style:style>
    <style:style style:name="T7" style:family="text">
      <style:text-properties officeooo:rsid="0009fadd"/>
    </style:style>
    <style:style style:name="T8" style:family="text">
      <style:text-properties officeooo:rsid="000cdc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ustification for App:</text:p>
      <text:p text:style-name="P4"><text:span text:style-name="T5">Blind students often spend more time memorizing and listening than do normal students. Braille sheet music is often more cumbersome and cannot be read in the same way as normal sheet music as many often rely on memorisation and listening</text:span><text:span text:style-name="T5"><text:note text:id="ftn1" text:note-class="footnote"><text:note-citation>1</text:note-citation><text:note-body><text:p text:style-name="P7"><text:span text:style-name="T2">De Zeeuw, Anne Marie. 1971. </text:span><text:span text:style-name="T4">Teaching College Music Theory To Classes That Include Blind Students</text:span><text:span text:style-name="T2">.</text:span> <text:span text:style-name="T5">(4)</text:span></text:p></text:note-body></text:note></text:span>. <text:span text:style-name="T5">Teaching visually impaired students is often more cumbersome considering the fewer resources and extra accommodation that must be made.</text:span><text:span text:style-name="T5"><text:note text:id="ftn0" text:note-class="footnote"><text:note-citation>2</text:note-citation><text:note-body><text:p text:style-name="Footnote"><text:a xlink:type="simple" xlink:href="http://www.mtosmt.org/issues/mto.09.15.3/mto.09.15.3.saslaw.html" text:style-name="Internet_20_link" text:visited-style-name="Visited_20_Internet_20_Link">http://www.mtosmt.org/issues/mto.09.15.3/mto.09.15.3.saslaw.html</text:a></text:p><text:p text:style-name="Footnote"/></text:note-body></text:note></text:span><text:span text:style-name="T5"> In one particular case, very little accommodation was made for one student, even once they found someone to teach the instrument, they found no one to teach this person theory initially.</text:span><text:span text:style-name="T5"><text:note text:id="ftn2" text:note-class="footnote"><text:note-citation>3</text:note-citation><text:note-body><text:p text:style-name="Footnote">https://www.thestar.com.my/news/community/2008/03/29/colin-ng-dreams-of-becoming-a-music-teacher-especially-to-the-blind/</text:p></text:note-body></text:note></text:span><text:span text:style-name="T5"> There some people visually impaired musicians out there who believe that they tend to focus more strongly on the aural(ear training component) aspect.</text:span><text:span text:style-name="T5"><text:note text:id="ftn4" text:note-class="footnote"><text:note-citation>4</text:note-citation><text:note-body><text:p text:style-name="Footnote">https://www.stuff.co.nz/national/health/63503805/No-sight-but-a-keen-ear-for-music</text:p></text:note-body></text:note></text:span><text:span text:style-name="T5"> </text:span><text:span text:style-name="T5"><text:note text:id="ftn5" text:note-class="footnote"><text:note-citation>5</text:note-citation><text:note-body><text:p text:style-name="Footnote">https://www.ncbi.nlm.nih.gov/pubmed/15073518</text:p></text:note-body></text:note></text:span><text:span text:style-name="T5"><text:s/>While there are some computer programs that deal with composition and notation,</text:span><text:span text:style-name="T5"><text:note text:id="ftn6" text:note-class="footnote"><text:note-citation>6</text:note-citation><text:note-body><text:p text:style-name="Footnote">http://www.nydailynews.com/news/national/computer-programs-blind-read-write-music-article-1.1398144</text:p></text:note-body></text:note></text:span><text:span text:style-name="T5"> I struggled to find anything that taught anything other than online lessons and one person who offered audio discs.</text:span><text:span text:style-name="T5"><text:note text:id="ftn7" text:note-class="footnote"><text:note-citation>7</text:note-citation><text:note-body><text:p text:style-name="Footnote">http://www.musicfortheblind.com/about-us/</text:p></text:note-body></text:note></text:span><text:span text:style-name="T5"> There has been call for people to develop more apps for blind musicians.</text:span><text:span text:style-name="T5"><text:note text:id="ftn8" text:note-class="footnote"><text:note-citation>8</text:note-citation><text:note-body><text:p text:style-name="Footnote">http://cdm.link/2013/03/as-a-musician-loses-her-sight-a-rush-for-music-apps-for-the-blind-hack-listen/</text:p></text:note-body></text:note></text:span><text:span text:style-name="T5"> So I assume that developing an app that caters to this aural strength of visually impaired musicians while also teaching music theory in a limited sense will be very helpful to musicians who require knowing scales, intervals. There is also the added benefit that it will improve your ability to sing in tune since you will have to match these pitch with your voice, and this involves have a trained ear.</text:span></text:p>
      <text:p text:style-name="P6"/>
      <text:p text:style-name="P5">I have made contact with <text:span text:style-name="T8">an</text:span> organisation called Blind Music <text:span text:style-name="T7">Student</text:span><text:note text:id="ftn3" text:note-class="footnote"><text:note-citation>9</text:note-citation><text:note-body><text:p text:style-name="P3"><text:s text:c="3"/>http://www.blindmusicstudent.org/</text:p></text:note-body></text:note>, but am awaiting a reply. <text:span text:style-name="T6">I could not tell whether the website was unused and out of date or simply lacking modern layout because the person who made the website intended it for Braille reading. There were no obvious websites to look at that I could find easi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2:43:21.667000000</meta:creation-date>
    <dc:date>2018-04-13T16:11:43.661000000</dc:date>
    <meta:editing-duration>PT20M50S</meta:editing-duration>
    <meta:editing-cycles>3</meta:editing-cycles>
    <meta:generator>LibreOffice/6.0.2.1$Windows_X86_64 LibreOffice_project/f7f06a8f319e4b62f9bc5095aa112a65d2f3ac89</meta:generator>
    <meta:document-statistic meta:table-count="0" meta:image-count="0" meta:object-count="0" meta:page-count="1" meta:paragraph-count="12" meta:word-count="315" meta:character-count="2437" meta:non-whitespace-character-count="2131"/>
  </office:meta>
</office:document-meta>
</file>